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5fcd" officeooo:paragraph-rsid="00145fcd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elfryth<text:tab/><text:tab/><text:tab/></text:p>
      <text:p text:style-name="P1">Class: Fighter</text:p>
      <text:p text:style-name="P1">Role: Thane</text:p>
      <text:p text:style-name="P1">Level: 5</text:p>
      <text:p text:style-name="P1"/>
      <text:p text:style-name="P1">Strength: 16</text:p>
      <text:p text:style-name="P1">Intelligence: 11</text:p>
      <text:p text:style-name="P1">Wisdom: 14</text:p>
      <text:p text:style-name="P1">Dexterity: 15</text:p>
      <text:p text:style-name="P1">Constitution: 15</text:p>
      <text:p text:style-name="P1">Charisma: 1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vlin</meta:initial-creator>
    <meta:creation-date>2015-09-27T00:08:01.309608583</meta:creation-date>
    <dc:date>2015-09-27T00:13:50.741843786</dc:date>
    <dc:creator>Catherine Devlin</dc:creator>
    <meta:editing-duration>PT5M49S</meta:editing-duration>
    <meta:editing-cycles>1</meta:editing-cycles>
    <meta:document-statistic meta:table-count="0" meta:image-count="0" meta:object-count="0" meta:page-count="1" meta:paragraph-count="10" meta:word-count="20" meta:character-count="129" meta:non-whitespace-character-count="116"/>
    <meta:generator>LibreOffice/4.3.7.2$Linux_x86 LibreOffice_project/430m0$Build-2</meta:generator>
  </office:meta>
</office:document-meta>
</file>